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5.2631578947368418E-2" table:formula="of:=([.B22]-[.B3])/(ROW([.B22])-ROW([.B3]))" table:style-name="ce1">
            <text:p>0.052631579</text:p>
          </table:table-cell>
          <table:table-cell office:value-type="float" office:value="0.78947368421052633" table:formula="of:=([.C22]-[.C3])/(ROW([.C22])-ROW([.C3]))" table:style-name="ce1">
            <text:p>0.789473684</text:p>
          </table:table-cell>
          <table:table-cell office:value-type="float" office:value="1.0526315789473684" table:formula="of:=([.D22]-[.D3])/(ROW([.D22])-ROW([.D3]))" table:style-name="ce1">
            <text:p>1.052631579</text:p>
          </table:table-cell>
          <table:table-cell table:number-columns-repeated="16380" table:style-name="ce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41" table:style-name="ce2">
            <text:p>41</text:p>
          </table:table-cell>
          <table:table-cell office:value-type="float" office:value="23" table:style-name="ce2">
            <text:p>23</text:p>
          </table:table-cell>
          <table:table-cell office:value-type="float" office:value="-15.5" table:style-name="ce2">
            <text:p>-15.5</text:p>
          </table:table-cell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1.05263157894737" table:formula="of:=+[.B3]+[.B$2]" table:style-name="ce1">
            <text:p>41.05263158</text:p>
          </table:table-cell>
          <table:table-cell office:value-type="float" office:value="23.789473684210527" table:formula="of:=+[.C3]+[.C$2]" table:style-name="ce1">
            <text:p>23.78947368</text:p>
          </table:table-cell>
          <table:table-cell office:value-type="float" office:value="-14.447368421052632" table:formula="of:=+[.D3]+[.D$2]" table:style-name="ce1">
            <text:p>-14.44736842</text:p>
          </table:table-cell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1.10526315789474" table:formula="of:=+[.B4]+[.B$2]" table:style-name="ce1">
            <text:p>41.10526316</text:p>
          </table:table-cell>
          <table:table-cell office:value-type="float" office:value="24.578947368421055" table:formula="of:=+[.C4]+[.C$2]" table:style-name="ce1">
            <text:p>24.57894737</text:p>
          </table:table-cell>
          <table:table-cell office:value-type="float" office:value="-13.394736842105264" table:formula="of:=+[.D4]+[.D$2]" table:style-name="ce1">
            <text:p>-13.39473684</text:p>
          </table:table-cell>
          <table:table-cell office:value-type="float" office:value="4.5" table:style-name="ce2">
            <text:p>4.5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1.15789473684211" table:formula="of:=+[.B5]+[.B$2]" table:style-name="ce1">
            <text:p>41.15789474</text:p>
          </table:table-cell>
          <table:table-cell office:value-type="float" office:value="25.368421052631582" table:formula="of:=+[.C5]+[.C$2]" table:style-name="ce1">
            <text:p>25.36842105</text:p>
          </table:table-cell>
          <table:table-cell office:value-type="float" office:value="-12.342105263157896" table:formula="of:=+[.D5]+[.D$2]" table:style-name="ce1">
            <text:p>-12.34210526</text:p>
          </table:table-cell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1.21052631578948" table:formula="of:=+[.B6]+[.B$2]" table:style-name="ce1">
            <text:p>41.21052632</text:p>
          </table:table-cell>
          <table:table-cell office:value-type="float" office:value="26.15789473684211" table:formula="of:=+[.C6]+[.C$2]" table:style-name="ce1">
            <text:p>26.15789474</text:p>
          </table:table-cell>
          <table:table-cell office:value-type="float" office:value="-11.289473684210527" table:formula="of:=+[.D6]+[.D$2]" table:style-name="ce1">
            <text:p>-11.28947368</text:p>
          </table:table-cell>
          <table:table-cell office:value-type="float" office:value="3.5" table:style-name="ce2">
            <text:p>3.5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1.26315789473685" table:formula="of:=+[.B7]+[.B$2]" table:style-name="ce1">
            <text:p>41.26315789</text:p>
          </table:table-cell>
          <table:table-cell office:value-type="float" office:value="26.947368421052637" table:formula="of:=+[.C7]+[.C$2]" table:style-name="ce1">
            <text:p>26.94736842</text:p>
          </table:table-cell>
          <table:table-cell office:value-type="float" office:value="-10.236842105263159" table:formula="of:=+[.D7]+[.D$2]" table:style-name="ce1">
            <text:p>-10.23684211</text:p>
          </table:table-cell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1.31578947368422" table:formula="of:=+[.B8]+[.B$2]" table:style-name="ce1">
            <text:p>41.31578947</text:p>
          </table:table-cell>
          <table:table-cell office:value-type="float" office:value="27.736842105263165" table:formula="of:=+[.C8]+[.C$2]" table:style-name="ce1">
            <text:p>27.73684211</text:p>
          </table:table-cell>
          <table:table-cell office:value-type="float" office:value="-9.1842105263157912" table:formula="of:=+[.D8]+[.D$2]" table:style-name="ce1">
            <text:p>-9.184210526</text:p>
          </table:table-cell>
          <table:table-cell office:value-type="float" office:value="3.5" table:style-name="ce2">
            <text:p>3.5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1.368421052631589" table:formula="of:=+[.B9]+[.B$2]" table:style-name="ce1">
            <text:p>41.36842105</text:p>
          </table:table-cell>
          <table:table-cell office:value-type="float" office:value="28.526315789473692" table:formula="of:=+[.C9]+[.C$2]" table:style-name="ce1">
            <text:p>28.52631579</text:p>
          </table:table-cell>
          <table:table-cell office:value-type="float" office:value="-8.131578947368423" table:formula="of:=+[.D9]+[.D$2]" table:style-name="ce1">
            <text:p>-8.131578947</text:p>
          </table:table-cell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1.421052631578959" table:formula="of:=+[.B10]+[.B$2]" table:style-name="ce1">
            <text:p>41.42105263</text:p>
          </table:table-cell>
          <table:table-cell office:value-type="float" office:value="29.31578947368422" table:formula="of:=+[.C10]+[.C$2]" table:style-name="ce1">
            <text:p>29.31578947</text:p>
          </table:table-cell>
          <table:table-cell office:value-type="float" office:value="-7.0789473684210549" table:formula="of:=+[.D10]+[.D$2]" table:style-name="ce1">
            <text:p>-7.078947368</text:p>
          </table:table-cell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1.473684210526329" table:formula="of:=+[.B11]+[.B$2]" table:style-name="ce1">
            <text:p>41.47368421</text:p>
          </table:table-cell>
          <table:table-cell office:value-type="float" office:value="30.105263157894747" table:formula="of:=+[.C11]+[.C$2]" table:style-name="ce1">
            <text:p>30.10526316</text:p>
          </table:table-cell>
          <table:table-cell office:value-type="float" office:value="-6.0263157894736867" table:formula="of:=+[.D11]+[.D$2]" table:style-name="ce1">
            <text:p>-6.026315789</text:p>
          </table:table-cell>
          <table:table-cell office:value-type="float" office:value="4.8" table:style-name="ce2">
            <text:p>4.8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1.526315789473699" table:formula="of:=+[.B12]+[.B$2]" table:style-name="ce1">
            <text:p>41.52631579</text:p>
          </table:table-cell>
          <table:table-cell office:value-type="float" office:value="30.894736842105274" table:formula="of:=+[.C12]+[.C$2]" table:style-name="ce1">
            <text:p>30.89473684</text:p>
          </table:table-cell>
          <table:table-cell office:value-type="float" office:value="-4.9736842105263186" table:formula="of:=+[.D12]+[.D$2]" table:style-name="ce1">
            <text:p>-4.973684211</text:p>
          </table:table-cell>
          <table:table-cell office:value-type="float" office:value="4.5" table:style-name="ce2">
            <text:p>4.5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1.578947368421069" table:formula="of:=+[.B13]+[.B$2]" table:style-name="ce1">
            <text:p>41.57894737</text:p>
          </table:table-cell>
          <table:table-cell office:value-type="float" office:value="31.684210526315802" table:formula="of:=+[.C13]+[.C$2]" table:style-name="ce1">
            <text:p>31.68421053</text:p>
          </table:table-cell>
          <table:table-cell office:value-type="float" office:value="-3.9210526315789505" table:formula="of:=+[.D13]+[.D$2]" table:style-name="ce1">
            <text:p>-3.921052632</text:p>
          </table:table-cell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1.631578947368439" table:formula="of:=+[.B14]+[.B$2]" table:style-name="ce1">
            <text:p>41.63157895</text:p>
          </table:table-cell>
          <table:table-cell office:value-type="float" office:value="32.473684210526329" table:formula="of:=+[.C14]+[.C$2]" table:style-name="ce1">
            <text:p>32.47368421</text:p>
          </table:table-cell>
          <table:table-cell office:value-type="float" office:value="-2.8684210526315823" table:formula="of:=+[.D14]+[.D$2]" table:style-name="ce1">
            <text:p>-2.868421053</text:p>
          </table:table-cell>
          <table:table-cell office:value-type="float" office:value="8" table:style-name="ce2">
            <text:p>8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1.684210526315809" table:formula="of:=+[.B15]+[.B$2]" table:style-name="ce1">
            <text:p>41.68421053</text:p>
          </table:table-cell>
          <table:table-cell office:value-type="float" office:value="33.263157894736857" table:formula="of:=+[.C15]+[.C$2]" table:style-name="ce1">
            <text:p>33.26315789</text:p>
          </table:table-cell>
          <table:table-cell office:value-type="float" office:value="-1.815789473684214" table:formula="of:=+[.D15]+[.D$2]" table:style-name="ce1">
            <text:p>-1.815789474</text:p>
          </table:table-cell>
          <table:table-cell office:value-type="float" office:value="8" table:style-name="ce2">
            <text:p>8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1.736842105263179" table:formula="of:=+[.B16]+[.B$2]" table:style-name="ce1">
            <text:p>41.73684211</text:p>
          </table:table-cell>
          <table:table-cell office:value-type="float" office:value="34.052631578947384" table:formula="of:=+[.C16]+[.C$2]" table:style-name="ce1">
            <text:p>34.05263158</text:p>
          </table:table-cell>
          <table:table-cell office:value-type="float" office:value="-0.76315789473684559" table:formula="of:=+[.D16]+[.D$2]" table:style-name="ce1">
            <text:p>-0.763157895</text:p>
          </table:table-cell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1.789473684210549" table:formula="of:=+[.B17]+[.B$2]" table:style-name="ce1">
            <text:p>41.78947368</text:p>
          </table:table-cell>
          <table:table-cell office:value-type="float" office:value="34.842105263157912" table:formula="of:=+[.C17]+[.C$2]" table:style-name="ce1">
            <text:p>34.84210526</text:p>
          </table:table-cell>
          <table:table-cell office:value-type="float" office:value="0.28947368421052277" table:formula="of:=+[.D17]+[.D$2]" table:style-name="ce1">
            <text:p>0.289473684</text:p>
          </table:table-cell>
          <table:table-cell office:value-type="float" office:value="5.2" table:style-name="ce2">
            <text:p>5.2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1.842105263157919" table:formula="of:=+[.B18]+[.B$2]" table:style-name="ce1">
            <text:p>41.84210526</text:p>
          </table:table-cell>
          <table:table-cell office:value-type="float" office:value="35.631578947368439" table:formula="of:=+[.C18]+[.C$2]" table:style-name="ce1">
            <text:p>35.63157895</text:p>
          </table:table-cell>
          <table:table-cell office:value-type="float" office:value="1.3421052631578911" table:formula="of:=+[.D18]+[.D$2]" table:style-name="ce1">
            <text:p>1.342105263</text:p>
          </table:table-cell>
          <table:table-cell office:value-type="float" office:value="5.8" table:style-name="ce2">
            <text:p>5.8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1.894736842105289" table:formula="of:=+[.B19]+[.B$2]" table:style-name="ce1">
            <text:p>41.89473684</text:p>
          </table:table-cell>
          <table:table-cell office:value-type="float" office:value="36.421052631578966" table:formula="of:=+[.C19]+[.C$2]" table:style-name="ce1">
            <text:p>36.42105263</text:p>
          </table:table-cell>
          <table:table-cell office:value-type="float" office:value="2.3947368421052593" table:formula="of:=+[.D19]+[.D$2]" table:style-name="ce1">
            <text:p>2.394736842</text:p>
          </table:table-cell>
          <table:table-cell office:value-type="float" office:value="5.8" table:style-name="ce2">
            <text:p>5.8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1.947368421052659" table:formula="of:=+[.B20]+[.B$2]" table:style-name="ce1">
            <text:p>41.94736842</text:p>
          </table:table-cell>
          <table:table-cell office:value-type="float" office:value="37.210526315789494" table:formula="of:=+[.C20]+[.C$2]" table:style-name="ce1">
            <text:p>37.21052632</text:p>
          </table:table-cell>
          <table:table-cell office:value-type="float" office:value="3.4473684210526274" table:formula="of:=+[.D20]+[.D$2]" table:style-name="ce1">
            <text:p>3.447368421</text:p>
          </table:table-cell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office:value-type="float" office:value="4" table:formula="of:=+[.A3]" table:style-name="ce1">
            <text:p>4</text:p>
          </table:table-cell>
          <table:table-cell office:value-type="float" office:value="42" table:formula="of:=+[.B3]+1" table:style-name="ce1">
            <text:p>42</text:p>
          </table:table-cell>
          <table:table-cell office:value-type="float" office:value="38" table:formula="of:=[.C3]+15" table:style-name="ce1">
            <text:p>38</text:p>
          </table:table-cell>
          <table:table-cell office:value-type="float" office:value="4.5" table:style-name="ce1">
            <text:p>4.5</text:p>
          </table:table-cell>
          <table:table-cell office:value-type="float" office:value="6.5" table:style-name="ce2">
            <text:p>6.5</text:p>
          </table:table-cell>
          <table:table-cell table:number-columns-repeated="16379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425</meta:generator>
    <dc:creator>Patrick Staudt</dc:creator>
    <meta:creation-date>2019-04-27T18:23:44Z</meta:creation-date>
    <dc:date>2019-04-29T21:12:02Z</dc:date>
    <meta:editing-cycles>3</meta:editing-cycles>
    <meta:editing-duration>PT3265S</meta:editing-duration>
  </office:meta>
</office:document-meta>
</file>